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1" svg:font-family="StarSymbol" style:font-charset="x-symbol"/>
    <style:font-face style:name="Bitstream Vera Serif" svg:font-family="'Bitstream Vera Serif'"/>
    <style:font-face style:name="StarSymbol" svg:font-family="StarSymbol"/>
    <style:font-face style:name="Tahoma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Fixed Miriam Transparent" svg:font-family="'Fixed Miriam Transparent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/>
    </style:style>
    <style:style style:name="P2" style:family="paragraph" style:parent-style-name="Preformatted_20_Text">
      <style:text-properties style:font-name="Times New Roman" fo:font-size="14pt" style:font-size-asian="14pt" style:font-size-complex="14pt"/>
    </style:style>
    <style:style style:name="P3" style:family="paragraph" style:parent-style-name="Preformatted_20_Text">
      <style:paragraph-properties fo:break-before="page"/>
      <style:text-properties style:font-name="Times New Roman" fo:font-size="14pt" style:font-size-asian="14pt" style:font-size-complex="14pt"/>
    </style:style>
    <style:style style:name="P4" style:family="paragraph" style:parent-style-name="Preformatted_20_Text" style:list-style-name="L1">
      <style:text-properties style:font-name="Times New Roman"/>
    </style:style>
    <style:style style:name="P5" style:family="paragraph" style:parent-style-name="Preformatted_20_Text" style:list-style-name="L4">
      <style:text-properties style:font-name="Times New Roman"/>
    </style:style>
    <style:style style:name="P6" style:family="paragraph" style:parent-style-name="Preformatted_20_Text" style:list-style-name="L4">
      <style:text-properties style:font-name="Times New Roman" fo:background-color="transparent"/>
    </style:style>
    <style:style style:name="P7" style:family="paragraph" style:parent-style-name="Preformatted_20_Text" style:list-style-name="L5">
      <style:text-properties style:font-name="Times New Roman" fo:background-color="transparent"/>
    </style:style>
    <style:style style:name="P8" style:family="paragraph" style:parent-style-name="Preformatted_20_Text" style:list-style-name="L5">
      <style:text-properties style:font-name="Times New Roman"/>
    </style:style>
    <style:style style:name="P9" style:family="paragraph" style:parent-style-name="Preformatted_20_Text" style:list-style-name="L7">
      <style:text-properties style:font-name="Times New Roman"/>
    </style:style>
    <style:style style:name="P10" style:family="paragraph" style:parent-style-name="Preformatted_20_Text" style:list-style-name="L7">
      <style:text-properties style:font-name="Times New Roman" fo:font-size="10pt" style:font-size-asian="10pt" style:font-size-complex="10pt"/>
    </style:style>
    <style:style style:name="P11" style:family="paragraph" style:parent-style-name="Preformatted_20_Text" style:list-style-name="L7"/>
    <style:style style:name="P12" style:family="paragraph" style:parent-style-name="Preformatted_20_Text" style:list-style-name="L5">
      <style:text-properties style:font-name="Times New Roman" style:font-name-complex="Times New Roman"/>
    </style:style>
    <style:style style:name="P13" style:family="paragraph" style:parent-style-name="Preformatted_20_Text" style:list-style-name="L1">
      <style:paragraph-properties fo:background-color="transparent">
        <style:background-image/>
      </style:paragraph-properties>
      <style:text-properties style:font-name="Times New Roman"/>
    </style:style>
    <style:style style:name="P14" style:family="paragraph" style:parent-style-name="Preformatted_20_Text" style:list-style-name="L1">
      <style:paragraph-properties fo:background-color="#ccccff">
        <style:background-image/>
      </style:paragraph-properties>
      <style:text-properties style:font-name="Times New Roman" fo:background-color="transparent"/>
    </style:style>
    <style:style style:name="P15" style:family="paragraph" style:parent-style-name="Preformatted_20_Text" style:list-style-name="L1">
      <style:paragraph-properties fo:background-color="#ccccff">
        <style:background-image/>
      </style:paragraph-properties>
      <style:text-properties style:font-name="Times New Roman"/>
    </style:style>
    <style:style style:name="P16" style:family="paragraph" style:parent-style-name="Preformatted_20_Text" style:list-style-name="L2">
      <style:paragraph-properties fo:margin-left="1.251cm" fo:margin-right="0cm" fo:text-indent="0cm" style:auto-text-indent="false"/>
    </style:style>
    <style:style style:name="P17" style:family="paragraph" style:parent-style-name="Preformatted_20_Text" style:list-style-name="L2">
      <style:paragraph-properties fo:margin-left="1.251cm" fo:margin-right="0cm" fo:text-indent="0cm" style:auto-text-indent="false"/>
      <style:text-properties fo:background-color="transparent"/>
    </style:style>
    <style:style style:name="P18" style:family="paragraph" style:parent-style-name="Preformatted_20_Text" style:list-style-name="L2">
      <style:paragraph-properties fo:margin-left="1.251cm" fo:margin-right="0cm" fo:text-indent="0cm" style:auto-text-indent="false"/>
      <style:text-properties style:font-name="Times New Roman"/>
    </style:style>
    <style:style style:name="P19" style:family="paragraph" style:parent-style-name="Preformatted_20_Text" style:list-style-name="L3">
      <style:paragraph-properties fo:margin-left="1.251cm" fo:margin-right="0cm" fo:text-indent="0cm" style:auto-text-indent="false"/>
      <style:text-properties style:font-name="Times New Roman"/>
    </style:style>
    <style:style style:name="P20" style:family="paragraph" style:parent-style-name="Preformatted_20_Text" style:list-style-name="L5">
      <style:paragraph-properties fo:margin-left="1.251cm" fo:margin-right="0cm" fo:text-indent="0cm" style:auto-text-indent="false"/>
      <style:text-properties style:font-name="Times New Roman" fo:background-color="transparent"/>
    </style:style>
    <style:style style:name="P21" style:family="paragraph" style:parent-style-name="Preformatted_20_Text" style:list-style-name="L6">
      <style:paragraph-properties fo:margin-left="1.251cm" fo:margin-right="0cm" fo:text-align="start" style:justify-single-word="false" fo:text-indent="0cm" style:auto-text-indent="false" style:writing-mode="lr-tb"/>
      <style:text-properties style:font-name="Times New Roman" style:font-name-complex="Times New Roman"/>
    </style:style>
    <style:style style:name="P22" style:family="paragraph" style:parent-style-name="Preformatted_20_Text" style:list-style-name="L5">
      <style:paragraph-properties fo:margin-left="1.27cm" fo:margin-right="0cm" fo:text-indent="0cm" style:auto-text-indent="false"/>
      <style:text-properties style:font-name="Times New Roman" fo:background-color="transparent"/>
    </style:style>
    <style:style style:name="P23" style:family="paragraph" style:parent-style-name="Preformatted_20_Text" style:list-style-name="L5">
      <style:paragraph-properties fo:margin-left="0cm" fo:margin-right="0cm" fo:text-indent="0cm" style:auto-text-indent="false"/>
      <style:text-properties style:font-name="Times New Roman"/>
    </style:style>
    <style:style style:name="P24" style:family="paragraph" style:parent-style-name="Preformatted_20_Text" style:list-style-name="L5">
      <style:paragraph-properties fo:margin-left="0cm" fo:margin-right="0cm" fo:text-indent="0cm" style:auto-text-indent="false"/>
      <style:text-properties style:font-name="Times New Roman" fo:background-color="transparent"/>
    </style:style>
    <style:style style:name="P25" style:family="paragraph" style:parent-style-name="Preformatted_20_Text" style:list-style-name="L5">
      <style:paragraph-properties fo:margin-left="0cm" fo:margin-right="0cm" fo:text-align="start" style:justify-single-word="false" fo:text-indent="0cm" style:auto-text-indent="false" style:writing-mode="lr-tb"/>
      <style:text-properties style:font-name="Times New Roman"/>
    </style:style>
    <style:style style:name="P26" style:family="paragraph" style:parent-style-name="Preformatted_20_Text" style:list-style-name="L5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style:font-name-complex="Times New Roman"/>
    </style:style>
    <style:style style:name="T1" style:family="text">
      <style:text-properties fo:background-color="#ffff00"/>
    </style:style>
    <style:style style:name="T2" style:family="text">
      <style:text-properties fo:background-color="#cccccc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background-color="#ffff00"/>
    </style:style>
    <style:style style:name="T5" style:family="text">
      <style:text-properties style:font-name="Times New Roman" fo:font-size="10pt" style:font-size-asian="10pt" style:font-size-complex="10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Fixed Miriam Transparent"/>
    </style:style>
    <style:style style:name="T8" style:family="text">
      <style:text-properties style:use-window-font-color="true" style:font-name="Times New Roman"/>
    </style:style>
    <style:style style:name="T9" style:family="text">
      <style:text-properties style:use-window-font-color="true" style:font-name="Times New Roman" fo:font-size="10pt" style:font-size-asian="10pt" style:font-size-complex="10pt"/>
    </style:style>
    <style:style style:name="T10" style:family="text">
      <style:text-properties style:use-window-font-color="true" style:font-name="Times New Roman" fo:font-size="10pt" fo:background-color="#ffff00" style:font-size-asian="10pt" style:font-size-complex="10pt"/>
    </style:style>
    <style:style style:name="T11" style:family="text">
      <style:text-properties style:use-window-font-color="true" style:font-name="Times New Roman" fo:font-size="10pt" fo:background-color="transparent" style:font-size-asian="10pt" style:font-size-complex="10pt"/>
    </style:style>
    <style:style style:name="T12" style:family="text">
      <style:text-properties style:use-window-font-color="true" style:font-name="Times New Roman" fo:background-color="#ffff00"/>
    </style:style>
    <style:style style:name="T13" style:family="text">
      <style:text-properties style:use-window-font-color="true" style:font-name="Courier New" fo:font-size="10pt" style:font-size-asian="10pt" style:font-size-complex="10pt"/>
    </style:style>
    <style:style style:name="T14" style:family="text">
      <style:text-properties style:font-name="Courier New" fo:font-size="8pt" style:font-size-asian="8pt" style:font-name-complex="Courier New" style:font-size-complex="8pt"/>
    </style:style>
    <style:style style:name="T15" style:family="text">
      <style:text-properties fo:background-color="transparent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o Do list for 3.4.x</text:p>
      <text:p text:style-name="P1"/>
      <text:list xml:id="list41602733" text:style-name="L1">
        <text:list-item>
          <text:p text:style-name="P4">SPP4FMS:<text:tab/></text:p>
          <text:list>
            <text:list-item>
              <text:p text:style-name="P4">Enable the user to start SppConsole and then FMS. <text:span text:style-name="T1">(Done)</text:span></text:p>
            </text:list-item>
            <text:list-item>
              <text:p text:style-name="P13">Enable the user to start FMS from SppConsole. <text:span text:style-name="T1">(Done)</text:span></text:p>
            </text:list-item>
            <text:list-item>
              <text:p text:style-name="P4">Location of SppConsole can be anywhere. <text:span text:style-name="T1">(Done)</text:span></text:p>
            </text:list-item>
            <text:list-item>
              <text:p text:style-name="P14">Take the location of FMS from the one indicated while installing.</text:p>
            </text:list-item>
          </text:list>
        </text:list-item>
        <text:list-item>
          <text:p text:style-name="P4">PPM anti-jitter:<text:tab/>Enable(Default)/Disable from menu<text:span text:style-name="T3"> </text:span><text:span text:style-name="T4">(Done)</text:span></text:p>
        </text:list-item>
        <text:list-item>
          <text:p text:style-name="P4">Auto-Detect: Disable when not PPM<text:span text:style-name="T4">(Done)</text:span></text:p>
        </text:list-item>
        <text:list-item>
          <text:p text:style-name="P13">Log file:<text:tab/><text:tab/></text:p>
          <text:list>
            <text:list-item>
              <text:p text:style-name="P4">Dynamic – continuous recording</text:p>
            </text:list-item>
          </text:list>
        </text:list-item>
      </text:list>
      <text:list xml:id="list41617284" text:style-name="L2">
        <text:list-item>
          <text:p text:style-name="P16"><text:span text:style-name="T3">WaveIn raw headers including <text:s/>time (</text:span><text:span text:style-name="T6">DebugPrintWaveHdr()</text:span><text:span text:style-name="T3">) - </text:span><text:span text:style-name="T4">(Done)</text:span></text:p>
        </text:list-item>
        <text:list-item>
          <text:p text:style-name="P16"><text:span text:style-name="T3">Pulse Width (First 8 pulses) – Useful for PPM </text:span><text:span text:style-name="T8">(</text:span><text:span text:style-name="T13">DebugPrintPulses</text:span><text:span text:style-name="T9">()</text:span><text:span text:style-name="T8">) - </text:span><text:span text:style-name="T12">(Done)</text:span></text:p>
        </text:list-item>
        <text:list-item>
          <text:p text:style-name="P17"><text:span text:style-name="T9">Joystick to winmm.dll round trip (Based on </text:span><text:span text:style-name="T13">GetFmsStatusString()</text:span><text:span text:style-name="T9">)- </text:span><text:span text:style-name="T10">(Done)</text:span></text:p>
        </text:list-item>
        <text:list-item>
          <text:p text:style-name="P16"><text:span text:style-name="T11">Log pulse info from within the </text:span><text:span text:style-name="T9">ProcessPulse</text:span><text:span text:style-name="T11">XXX() as in 3.3.6- </text:span><text:span text:style-name="T10">(Done)</text:span></text:p>
        </text:list-item>
      </text:list>
      <text:list xml:id="list42113314" text:continue-list="list41602733" text:style-name="L1">
        <text:list-item>
          <text:list>
            <text:list-item>
              <text:p text:style-name="P15">Dynamic – Status recording</text:p>
            </text:list-item>
          </text:list>
        </text:list-item>
      </text:list>
      <text:list xml:id="list42131511" text:continue-list="list41617284" text:style-name="L2">
        <text:list-item text:start-value="1">
          <text:p text:style-name="P18">Loading of Winmm.dll <text:s/>- requires restart of SPP</text:p>
        </text:list-item>
        <text:list-item>
          <text:p text:style-name="P18">WaveIn status (Card ID, sampling rate etc)</text:p>
        </text:list-item>
      </text:list>
      <text:list xml:id="list42129871" text:continue-list="list42113314" text:style-name="L1">
        <text:list-item>
          <text:list>
            <text:list-item>
              <text:p text:style-name="P15">Static (Dump)</text:p>
            </text:list-item>
          </text:list>
        </text:list-item>
      </text:list>
      <text:list xml:id="list41597053" text:style-name="L3">
        <text:list-item>
          <text:p text:style-name="P19">SppConsole set-up</text:p>
        </text:list-item>
        <text:list-item>
          <text:p text:style-name="P19">Registry (Including un-install &amp; FMS)</text:p>
        </text:list-item>
      </text:list>
      <text:list xml:id="list42113520" text:continue-list="list42129871" text:style-name="L1">
        <text:list-item>
          <text:list>
            <text:list-item>
              <text:p text:style-name="P4">WAV recorder</text:p>
            </text:list-item>
          </text:list>
        </text:list-item>
      </text:list>
      <text:list xml:id="list41614750" text:style-name="L4">
        <text:list-item>
          <text:list>
            <text:list-item>
              <text:list>
                <text:list-item>
                  <text:p text:style-name="P5">Record wave to WAV file<text:span text:style-name="T1">(Done)</text:span></text:p>
                </text:list-item>
                <text:list-item>
                  <text:p text:style-name="P6">Play WAV file<text:span text:style-name="T1">(Done)</text:span></text:p>
                </text:list-item>
              </text:list>
            </text:list-item>
          </text:list>
        </text:list-item>
      </text:list>
      <text:list xml:id="list42124929" text:continue-list="list42113520" text:style-name="L1">
        <text:list-item>
          <text:p text:style-name="P4">Select card:<text:tab/></text:p>
          <text:list>
            <text:list-item>
              <text:p text:style-name="P4">Option to change mixer on the fly.<text:span text:style-name="T1">(Done)</text:span></text:p>
            </text:list-item>
            <text:list-item>
              <text:p text:style-name="P4">When un-Checked display the default card <text:span text:style-name="T1">(Done)</text:span></text:p>
            </text:list-item>
          </text:list>
        </text:list-item>
        <text:list-item>
          <text:p text:style-name="P13">SPP4FMS:<text:tab/>GUI indicator that DLL is functional and communicating.<text:span text:style-name="T1">(Done)</text:span></text:p>
        </text:list-item>
        <text:list-item>
          <text:p text:style-name="P15">Scan active audio channels &amp; test for valid signal.</text:p>
        </text:list-item>
        <text:list-item>
          <text:p text:style-name="P4">Audio Format:<text:tab/>Enable higher bit-rate audio (48K/96K).<text:span text:style-name="T4">(Done)</text:span></text:p>
        </text:list-item>
        <text:list-item>
          <text:p text:style-name="P4">Usability:<text:tab/></text:p>
          <text:list>
            <text:list-item>
              <text:p text:style-name="P4">Done-&gt;Exit. Hide-&gt;Minimize. <text:span text:style-name="T1">(Done)</text:span></text:p>
            </text:list-item>
            <text:list-item>
              <text:p text:style-name="P13">Add Minimize/close window buttons. Remove 'Minimize' button from dialog box.<text:span text:style-name="T1">(Done)</text:span></text:p>
            </text:list-item>
            <text:list-item>
              <text:p text:style-name="P13">Include 'About' in Help menu.<text:span text:style-name="T1">(Done)</text:span></text:p>
            </text:list-item>
            <text:list-item>
              <text:p text:style-name="P15">Re-write manual and add to distribution.</text:p>
            </text:list-item>
            <text:list-item>
              <text:p text:style-name="P4">Volume level in addition to hovering indicator <text:s/><text:span text:style-name="T1">(Done)</text:span></text:p>
            </text:list-item>
            <text:list-item>
              <text:p text:style-name="P13"><text:span text:style-name="T15">Joystick position indicators </text:span><text:span text:style-name="T1">(Done)</text:span></text:p>
            </text:list-item>
          </text:list>
        </text:list-item>
        <text:list-item>
          <text:p text:style-name="P13">Installer:<text:tab/></text:p>
          <text:list>
            <text:list-item>
              <text:p text:style-name="P13">Version testing: Prevent installation over a newer version, un-install current installation<text:span text:style-name="T1">(Done)</text:span>.</text:p>
            </text:list-item>
            <text:list-item>
              <text:p text:style-name="P4">Change location of registry.<text:span text:style-name="T1">(Done)</text:span></text:p>
            </text:list-item>
            <text:list-item>
              <text:p text:style-name="P4">Migrate older registry entries to new location<text:span text:style-name="T1">(Done)</text:span></text:p>
            </text:list-item>
          </text:list>
        </text:list-item>
        <text:list-item>
          <text:p text:style-name="P4">Save last location of GUI. <text:span text:style-name="T1">(Done)</text:span></text:p>
        </text:list-item>
        <text:list-item>
          <text:p text:style-name="P4">PPJoy Extension check-box:</text:p>
          <text:list>
            <text:list-item>
              <text:p text:style-name="P4">Checked by default.<text:span text:style-name="T1">(Done)</text:span></text:p>
            </text:list-item>
            <text:list-item>
              <text:p text:style-name="P4">Change text to “Connect”.<text:span text:style-name="T1">(Done)</text:span></text:p>
            </text:list-item>
            <text:list-item>
              <text:p text:style-name="P4">Add status box. <text:span text:style-name="T1">(Done)</text:span></text:p>
            </text:list-item>
          </text:list>
        </text:list-item>
        <text:list-item>
          <text:p text:style-name="P4">Enable selection of PPJoy Virtual Joystick <text:span text:style-name="T2">(Postpone)</text:span></text:p>
        </text:list-item>
        <text:list-item>
          <text:p text:style-name="P4">Unify SPP4FMS with Generic SPP.<text:span text:style-name="T4">(Done) </text:span></text:p>
        </text:list-item>
        <text:list-item>
          <text:p text:style-name="P15">Vista support:</text:p>
          <text:list>
            <text:list-item>
              <text:p text:style-name="P4">Detect Vista</text:p>
            </text:list-item>
            <text:list-item>
              <text:p text:style-name="P4">Use the correct audio options</text:p>
            </text:list-item>
            <text:list-item>
              <text:p text:style-name="P4">Use WASAPI module</text:p>
            </text:list-item>
          </text:list>
        </text:list-item>
      </text:list>
      <text:p text:style-name="P2"/>
      <text:p text:style-name="P3">Know development bugs:</text:p>
      <text:list xml:id="list41625302" text:style-name="L5">
        <text:list-item>
          <text:p text:style-name="P8">Incorrect input lines displayed when un-checking 'Enable Audio input selection'</text:p>
          <text:list>
            <text:list-item>
              <text:p text:style-name="P8">Set 'SoundMax' as preferred device</text:p>
            </text:list-item>
            <text:list-item>
              <text:p text:style-name="P8">Check check-box</text:p>
            </text:list-item>
            <text:list-item>
              <text:p text:style-name="P8">Select 'Creative'</text:p>
            </text:list-item>
            <text:list-item>
              <text:p text:style-name="P8">Un-check <text:span text:style-name="T3">check-box</text:span></text:p>
            </text:list-item>
            <text:list-item>
              <text:p text:style-name="P8">Problem: List of lines reflects 'Creative' while displayed sound card is 'SoundMax'</text:p>
            </text:list-item>
          </text:list>
        </text:list-item>
        <text:list-item>
          <text:p text:style-name="P8">Audio Source &amp; Audio Destination reflect the 'preferred device' rather than the current device.</text:p>
          <text:list>
            <text:list-item>
              <text:p text:style-name="P8">Set 'SoundMax' as preferred device</text:p>
            </text:list-item>
            <text:list-item>
              <text:p text:style-name="P8">Select 'Creative'</text:p>
            </text:list-item>
            <text:list-item>
              <text:p text:style-name="P8">Menu: Advanced--&gt; <text:s/>Audio Source</text:p>
            </text:list-item>
            <text:list-item>
              <text:p text:style-name="P8">Problem: You get dialog box for 'SoundMax' </text:p>
            </text:list-item>
          </text:list>
        </text:list-item>
        <text:list-item>
          <text:p text:style-name="P8">Do not create file JsChData.log <text:span text:style-name="T1">(Done)</text:span></text:p>
        </text:list-item>
        <text:list-item>
          <text:p text:style-name="P7">FMS can be started from SppConsole even if already running.</text:p>
        </text:list-item>
        <text:list-item text:start-value="1">
          <text:p text:style-name="P22">Start SppConsole</text:p>
        </text:list-item>
        <text:list-item>
          <text:p text:style-name="P20">Start FMS fro SppConsole</text:p>
        </text:list-item>
        <text:list-item>
          <text:p text:style-name="P20">Kill SppConsole. Keep FMS alive.</text:p>
        </text:list-item>
        <text:list-item>
          <text:p text:style-name="P20">Start SppConsole. The FMS menu entry is valid.</text:p>
        </text:list-item>
        <text:list-item>
          <text:p text:style-name="P8">Channel number change and channels 'twitch'.<text:span text:style-name="T1">(Done)</text:span></text:p>
          <text:list>
            <text:list-item text:start-value="1">
              <text:p text:style-name="P23">Connect 'Expert'</text:p>
            </text:list-item>
            <text:list-item>
              <text:p text:style-name="P8">Start FMS and go to the info window</text:p>
            </text:list-item>
            <text:list-item>
              <text:p text:style-name="P8">Move sticks.</text:p>
            </text:list-item>
            <text:list-item>
              <text:p text:style-name="P8">Problem: From time to time the number of channels change and the channels move without reason.</text:p>
            </text:list-item>
          </text:list>
        </text:list-item>
        <text:list-item>
          <text:p text:style-name="P8">Toggle menu item does not disable when selecting a PCM mode AND file JsChPostProc.dll is missing<text:span text:style-name="T1">(Done)</text:span></text:p>
        </text:list-item>
        <text:list-item>
          <text:p text:style-name="P7">Exit <text:s/>from SppConsole while recording log is possible and triggers crash:</text:p>
          <text:list>
            <text:list-item>
              <text:p text:style-name="P24">Menu: Help ==&gt; <text:s/>Log ==&gt; Raw Pulses</text:p>
            </text:list-item>
            <text:list-item>
              <text:p text:style-name="P24">Record, Stop</text:p>
            </text:list-item>
            <text:list-item>
              <text:p text:style-name="P24">On SppConsole: Exit</text:p>
            </text:list-item>
            <text:list-item>
              <text:p text:style-name="P24">Problem: SppConsole exits but child windows do not die</text:p>
            </text:list-item>
          </text:list>
        </text:list-item>
        <text:list-item>
          <text:p text:style-name="P8"><text:span text:style-name="T15"><text:s/>indicator (Green process bar) does not indicate correctly when SppConsole</text:span> is not in focus.</text:p>
        </text:list-item>
        <text:list-item>
          <text:p text:style-name="P8">Empty list of audio sources</text:p>
          <text:list>
            <text:list-item text:start-value="1">
              <text:p text:style-name="P8">Start <text:span text:style-name="T7">"C:\WINDOWS\system32\rundll32.exe" C:\WINDOWS\system32\shell32.dll,Control_RunDLL "C:\WINDOWS\system32\MMSYS.CPL",0,2</text:span></text:p>
            </text:list-item>
            <text:list-item>
              <text:p text:style-name="P8">Select both default devices as “Modem #1”</text:p>
            </text:list-item>
            <text:list-item>
              <text:p text:style-name="P8">Start SppConsole</text:p>
            </text:list-item>
          </text:list>
        </text:list-item>
        <text:list-item>
          <text:p text:style-name="P25">Wave playback cannot read Stereo input (e.g. <text:span text:style-name="T14">C:\Documents and Settings\Shaul\My Documents\טיסנים\Tx Recording\Walkera PPM – 2401\wk-2401_channel4.wav</text:span>)</text:p>
        </text:list-item>
        <text:list-item>
          <text:p text:style-name="P26">Wave playback of a good input wave file results in an incorrect pulse file:</text:p>
        </text:list-item>
      </text:list>
      <text:list xml:id="list41615215" text:style-name="L6">
        <text:list-item>
          <text:p text:style-name="P21">Start SppConsole</text:p>
        </text:list-item>
        <text:list-item>
          <text:p text:style-name="P21">Play on of the files in <text:span text:style-name="T16">C:\Documents and Settings\Shaul\My Documents\טיסנים\Tx Recording\Walkera PPM – 2401\Argus\wk2401b.zip</text:span></text:p>
        </text:list-item>
        <text:list-item>
          <text:p text:style-name="P21">Create a Pulse log file</text:p>
        </text:list-item>
        <text:list-item>
          <text:p text:style-name="P21">Note that the pulses are half-size of the correct size.</text:p>
        </text:list-item>
      </text:list>
      <text:list xml:id="list42131181" text:continue-list="list41625302" text:style-name="L5">
        <text:list-item>
          <text:p text:style-name="P12"><text:s/>Modulation type is not shown correctly:</text:p>
          <text:list>
            <text:list-item>
              <text:p text:style-name="P12">Connect PPM Tx to <text:span text:style-name="T17">SoundMAX Digital Audio, Line In</text:span>.</text:p>
            </text:list-item>
            <text:list-item>
              <text:p text:style-name="P12">Select the above audio source through the GUI and PPM (generic) – verify correct response.</text:p>
            </text:list-item>
            <text:list-item>
              <text:p text:style-name="P12">Change selection to Creative Sound Blaster PCI, Line In &amp; Sanwa/Air (PCM2)</text:p>
            </text:list-item>
            <text:list-item>
              <text:p text:style-name="P12">Change selection back to <text:span text:style-name="T17">SoundMAX Digital Audio, Line In</text:span>. </text:p>
            </text:list-item>
            <text:list-item>
              <text:p text:style-name="P12">Problem: The s Modulation type displays still <text:span text:style-name="T17">Sanwa/Air (PCM2)</text:span> but the actual modulation type is actually PPM.</text:p>
            </text:list-item>
          </text:list>
        </text:list-item>
      </text:list>
      <text:p text:style-name="P1"/>
      <text:p text:style-name="P2">Test:</text:p>
      <text:list xml:id="list41615199" text:style-name="L7">
        <text:list-item text:start-value="1">
          <text:p text:style-name="P9">All supported audio format including 8-bit formats.</text:p>
        </text:list-item>
        <text:list-item>
          <text:p text:style-name="P9">All modes including Positive/Negative PPM shift</text:p>
        </text:list-item>
        <text:list-item>
          <text:p text:style-name="P9">Play corrupted WAV file</text:p>
        </text:list-item>
        <text:list-item>
          <text:p text:style-name="P11"><text:span text:style-name="T3">All cases of function </text:span><text:span text:style-name="T6">CreatePattern</text:span><text:span text:style-name="T5">*()</text:span></text:p>
        </text:list-item>
        <text:list-item>
          <text:p text:style-name="P10">That FMS takes the correct SppConsole from the registry</text:p>
        </text:list-item>
        <text:list-item>
          <text:p text:style-name="P10">Support for WK-2401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Bitstream Vera Serif" svg:font-family="'Bitstream Vera Serif'"/>
    <style:font-face style:name="StarSymbol" svg:font-family="StarSymbol"/>
    <style:font-face style:name="Tahoma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Fixed Miriam Transparent" svg:font-family="'Fixed Miriam Transparent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4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en" fo:country="US" style:font-name-asian="Lucida Sans Unicode" style:font-size-asian="12pt" style:language-asian="zxx" style:country-asian="none" style:font-name-complex="Times New Roman1" style:font-size-complex="14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imes New Roman1" style:font-size-complex="16pt"/>
    </style:style>
    <style:style style:name="List" style:family="paragraph" style:parent-style-name="Text_20_body" style:class="list">
      <style:text-properties style:font-name="Bitstream Vera Serif"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erif"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erif" style:font-name-complex="Tahoma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08-05-06T10:53:40</meta:creation-date>
    <dc:creator>שאול איזיקוביץ</dc:creator>
    <dc:date>2009-01-27T22:01:40.79</dc:date>
    <meta:editing-cycles>110</meta:editing-cycles>
    <meta:editing-duration>PT1007H03M16S</meta:editing-duration>
    <meta:document-statistic meta:table-count="0" meta:image-count="0" meta:object-count="0" meta:page-count="1" meta:paragraph-count="104" meta:word-count="771" meta:character-count="4780"/>
    <meta:user-defined meta:name="Info 1"/>
    <meta:user-defined meta:name="Info 2"/>
    <meta:user-defined meta:name="Info 3"/>
    <meta:user-defined meta:name="Info 4"/>
  </office:meta>
</office:document-meta>
</file>